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2176563607994546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321292046049016124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32534814382500103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234699116158748076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11328900443843479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825340030949217380"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58242137814831973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157450521075492902"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615324" text:continue-list="list158242137814831973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060881055791955951"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61439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9365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608933"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61432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98669"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2240432792914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54922814884857140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47334767326263735"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624053"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588529398427166629"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877795133004353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330981070950278962" text:style-name="L15">
        <text:list-item>
          <text:list>
            <text:list-header>
              <text:p text:style-name="P184">1.5 miles averaging about 9:40/mile and rest 1 min</text:p>
            </text:list-header>
          </text:list>
        </text:list-item>
      </text:list>
      <text:p text:style-name="P24">1 mile in 8:26 and rest 2 min</text:p>
      <text:list xml:id="list664491322834614841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150663848452669805"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24210"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182330088591176576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482322824036897786"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81232158547171726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607666" text:continue-list="list3482322824036897786" text:style-name="L19">
        <text:list-item>
          <text:list>
            <text:list-header>
              <text:p text:style-name="P188">(Pace*HR)=1240</text:p>
            </text:list-header>
          </text:list>
        </text:list-item>
      </text:list>
      <text:list xml:id="list40609688" text:continue-list="list1823300885911765767" text:style-name="L18">
        <text:list-item>
          <text:list>
            <text:list-header>
              <text:p text:style-name="P187">2 miles at 10:46/mile Ave HR= 121 bpm and rest a few minutes</text:p>
            </text:list-header>
          </text:list>
        </text:list-item>
      </text:list>
      <text:list xml:id="list40624730" text:continue-list="list4060766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60298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2283433562961186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105041672991735613"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19190524779580935"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689070834112054488"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04881490064801973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97869250134619997"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616532"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93926"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05009970460909582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510891732065420109"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09371401238550999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55352435248611073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73443459191164736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765970831053564193" text:style-name="L32">
        <text:list-item>
          <text:list>
            <text:list-header>
              <text:p text:style-name="P198">0.25 miles in 2:54</text:p>
              <text:p text:style-name="P198">1 mile in 9:21 going faster as I ran and ending at around 8:30 pace</text:p>
            </text:list-header>
          </text:list>
        </text:list-item>
      </text:list>
      <text:list xml:id="list866666533193824677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3894478423650852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75478926882587791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752045427550762606"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77419487329650548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47130842369372346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text:soft-page-break/>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06948085762013460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9T20:35:26.60</dc:date>
    <dc:creator>James Lombardi</dc:creator>
    <meta:editing-duration>P30DT22H44M35S</meta:editing-duration>
    <meta:editing-cycles>2261</meta:editing-cycles>
    <meta:generator>OpenOffice/4.1.2$Win32 OpenOffice.org_project/412m3$Build-9782</meta:generator>
    <meta:document-statistic meta:table-count="0" meta:image-count="9" meta:object-count="0" meta:page-count="223" meta:paragraph-count="6559" meta:word-count="70407" meta:character-count="360104"/>
  </office:meta>
</office:document-meta>
</file>